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54cm" fo:min-width="2.904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654cm" fo:min-width="3.904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2.5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654cm" fo:min-width="3.404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654cm" fo:min-width="4.404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876cm" fo:min-width="2.5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878cm" fo:min-width="4.378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cm" svg:height="1cm" svg:x="5.5cm" svg:y="3.25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5cm" svg:height="1cm" svg:x="5cm" svg:y="8.25cm">
          <text:p text:style-name="P1">Init Camera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6cm" svg:height="2cm" svg:x="10.25cm" svg:y="10cm">
          <text:p text:style-name="P1">Prompt ac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4cm" svg:height="1cm" svg:x="5.25cm" svg:y="16cm">
          <text:p text:style-name="P1">Clos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cm" svg:height="1cm" svg:x="4.75cm" svg:y="10.5cm">
          <text:p text:style-name="P1">Render fram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6cm" svg:height="2.25cm" svg:x="4.25cm" svg:y="5cm">
          <text:p text:style-name="P1">Check if</text:p>
          <text:p text:style-name="P1">data dir exis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draw:layer="layout" svg:width="5cm" svg:height="1.25cm" svg:x="11.5cm" svg:y="5.5cm">
          <text:p text:style-name="P1">Create data di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19:01:59.499442298</meta:creation-date>
    <dc:date>2024-03-27T19:18:09.301069546</dc:date>
    <meta:editing-duration>PT16M10S</meta:editing-duration>
    <meta:editing-cycles>3</meta:editing-cycles>
    <meta:generator>LibreOffice/24.2.0.3$Linux_X86_64 LibreOffice_project/420$Build-3</meta:generator>
    <meta:document-statistic meta:object-count="7"/>
  </office:meta>
</office:document-meta>
</file>